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Simulation (ODE)</text:p>
          </draw:text-box>
        </draw:frame>
        <draw:frame draw:style-name="gr4" draw:text-style-name="P6" draw:layer="layout" svg:width="24.13cm" svg:height="14.738cm" svg:x="1.905cm" svg:y="3.945cm">
          <draw:text-box>
            <text:list text:style-name="L3">
              <text:list-item>
                <text:p text:style-name="P5"><text:span text:style-name="T3">Newton Euler's equation</text:span></text:p>
              </text:list-item>
              <text:list-item>
                <text:p text:style-name="P5"><text:span text:style-name="T3">Constant time step size</text:span></text:p>
                <text:list>
                  <text:list-item>
                    <text:p text:style-name="P5"><text:span text:style-name="T3">First order integrators</text:span></text:p>
                  </text:list-item>
                  <text:list-item>
                    <text:p text:style-name="P5"><text:span text:style-name="T3">1kHz for PR2</text:span></text:p>
                  </text:list-item>
                </text:list>
              </text:list-item>
              <text:list-item>
                <text:p text:style-name="P5"><text:span text:style-name="T3">Constraint Modeling</text:span></text:p>
                <text:list>
                  <text:list-item>
                    <text:p text:style-name="P5"><text:span text:style-name="T3">Prismatic, revolute with explicit damping. <text:s/>Fixed joints.</text:span></text:p>
                  </text:list-item>
                  <text:list-item>
                    <text:p text:style-name="P5"><text:span text:style-name="T3">Contact modeling</text:span></text:p>
                    <text:list>
                      <text:list-item>
                        <text:p text:style-name="P5"><text:span text:style-name="T3">Allows interpenetration with restorative forces.</text:span></text:p>
                      </text:list-item>
                      <text:list-item>
                        <text:p text:style-name="P5"><text:span text:style-name="T3">Decoupled x-y dry friction forc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5" draw:text-style-name="P6" draw:layer="layout" svg:width="24.13cm" svg:height="9.47cm" svg:x="1.905cm" svg:y="3.945cm">
          <draw:text-box>
            <text:list text:style-name="L3">
              <text:list-item>
                <text:p text:style-name="P5"><text:span text:style-name="T3">Open Source project by Nate Koenig et. al.</text:span></text:p>
              </text:list-item>
              <text:list-item>
                <text:p text:style-name="P5"><text:span text:style-name="T3">Ogre 1.6.3 (OpenGL), Assimp (Collada)</text:span></text:p>
              </text:list-item>
              <text:list-item>
                <text:p text:style-name="P5"><text:span text:style-name="T3">ODE / Bullet</text:span></text:p>
              </text:list-item>
              <text:list-item>
                <text:p text:style-name="P5"><text:span text:style-name="T3">Dynamic plugins</text:span></text:p>
              </text:list-item>
              <text:list-item>
                <text:p text:style-name="P5"><text:span text:style-name="T3">Example world file</text:span></text:p>
              </text:list-item>
              <text:list-item>
                <text:p text:style-name="P5"><text:span text:style-name="T3">Example model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6" draw:text-style-name="P6" draw:layer="layout" svg:width="24.13cm" svg:height="12.104cm" svg:x="1.905cm" svg:y="3.945cm">
          <draw:text-box>
            <text:list text:style-name="L3">
              <text:list-item>
                <text:p text:style-name="P8"><text:span text:style-name="T3">Example world file</text:span></text:p>
                <text:list>
                  <text:list-item>
                    <text:p text:style-name="P8"><text:span text:style-name="T3">&lt;world&gt;</text:span><text:span text:style-name="T3"><text:line-break/></text:span><text:span text:style-name="T3"> <text:s/>&lt;physics:ode/&gt;</text:span><text:span text:style-name="T3"><text:line-break/></text:span><text:span text:style-name="T3"> <text:s/>&lt;rendering:gui/&gt;</text:span><text:span text:style-name="T3"><text:line-break/></text:span><text:span text:style-name="T3"> <text:s/>&lt;rendering:ogre/&gt;</text:span><text:span text:style-name="T3"><text:line-break/></text:span><text:span text:style-name="T3"> <text:s/>&lt;model:physical/&gt;</text:span><text:span text:style-name="T3"><text:line-break/></text:span><text:span text:style-name="T3">&lt;/world&gt;</text:span></text:p>
                    <text:p text:style-name="P8"><text:span text:style-name="T3"/></text:p>
                  </text:list-item>
                </text:list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7" draw:text-style-name="P6" draw:layer="layout" svg:width="24.13cm" svg:height="14.738cm" svg:x="1.905cm" svg:y="3.945cm">
          <draw:text-box>
            <text:list text:style-name="L3">
              <text:list-item>
                <text:p text:style-name="P8"><text:span text:style-name="T3">Example model file</text:span></text:p>
                <text:list>
                  <text:list-item>
                    <text:p text:style-name="P8"><text:span text:style-name="T3">&lt;?xml version="1.0" ?&gt;</text:span></text:p>
                    <text:p text:style-name="P8"><text:span text:style-name="T3">&lt;model:physical name=”o1” [xmlns:...]&gt; </text:span></text:p>
                    <text:p text:style-name="P8"><text:span text:style-name="T3"><text:s text:c="2"/></text:span><text:span text:style-name="T3">&lt;body:box name="o1b"&gt;</text:span></text:p>
                    <text:p text:style-name="P8"><text:span text:style-name="T3"><text:s text:c="4"/></text:span><text:span text:style-name="T3">&lt;geom:box name="o1g"&gt;</text:span></text:p>
                    <text:p text:style-name="P8"><text:span text:style-name="T3"><text:s text:c="6"/></text:span><text:span text:style-name="T3">&lt;visual&gt;</text:span></text:p>
                    <text:p text:style-name="P8"><text:span text:style-name="T3"><text:s text:c="6"/></text:span><text:span text:style-name="T3">&lt;/visual&gt;</text:span></text:p>
                    <text:p text:style-name="P8"><text:span text:style-name="T3"><text:s text:c="4"/></text:span><text:span text:style-name="T3">&lt;/geom:box&gt;</text:span></text:p>
                    <text:p text:style-name="P8"><text:span text:style-name="T3"><text:s text:c="2"/></text:span><text:span text:style-name="T3">&lt;/body:box&gt;</text:span></text:p>
                    <text:p text:style-name="P8"><text:span text:style-name="T3">&lt;/model:physical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8" draw:text-style-name="P6" draw:layer="layout" svg:width="24.13cm" svg:height="10.787cm" svg:x="1.905cm" svg:y="3.945cm">
          <draw:text-box>
            <text:list text:style-name="L3">
              <text:list-item>
                <text:p text:style-name="P8"><text:span text:style-name="T3">Writing dynamic plugins, refer to gazebo_plugins/src/gazebo_ros_template.cpp</text:span></text:p>
              </text:list-item>
              <text:list-item>
                <text:p text:style-name="P8"><text:span text:style-name="T3">GZREGISTER_DYNAMIC_CONTROLLER()</text:span></text:p>
              </text:list-item>
              <text:list-item>
                <text:p text:style-name="P8"><text:span text:style-name="T3">LoadChild()</text:span></text:p>
              </text:list-item>
              <text:list-item>
                <text:p text:style-name="P8"><text:span text:style-name="T3">InitChild()</text:span></text:p>
              </text:list-item>
              <text:list-item>
                <text:p text:style-name="P8"><text:span text:style-name="T3">UpdateChild()</text:span></text:p>
              </text:list-item>
              <text:list-item>
                <text:p text:style-name="P8"><text:span text:style-name="T3">FiniChild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9" draw:text-style-name="P6" draw:layer="layout" svg:width="24.13cm" svg:height="10.787cm" svg:x="1.905cm" svg:y="3.945cm">
          <draw:text-box>
            <text:list text:style-name="L3">
              <text:list-item>
                <text:p text:style-name="P8"><text:span text:style-name="T3">Example world file</text:span></text:p>
                <text:list>
                  <text:list-item>
                    <text:p text:style-name="P8"><text:span text:style-name="T3">&lt;world&gt;</text:span><text:span text:style-name="T3"><text:line-break/></text:span><text:span text:style-name="T3"> <text:s/>&lt;physics:ode/&gt;</text:span><text:span text:style-name="T3"><text:line-break/></text:span><text:span text:style-name="T3"> <text:s/>&lt;rendering:gui/&gt;</text:span><text:span text:style-name="T3"><text:line-break/></text:span><text:span text:style-name="T3"> <text:s/>&lt;rendering:ogre/&gt;</text:span><text:span text:style-name="T3"><text:line-break/></text:span><text:span text:style-name="T3">&lt;/world&gt;</text:span></text:p>
                    <text:p text:style-name="P8"><text:span text:style-name="T3"/></text:p>
                  </text:list-item>
                </text:list>
              </text:list-item>
              <text:list-item>
                <text:p text:style-name="P8"><text:span text:style-name="T3">Example model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10" draw:text-style-name="P6" draw:layer="layout" svg:width="24.13cm" svg:height="6.836cm" svg:x="1.905cm" svg:y="3.945cm">
          <draw:text-box>
            <text:list text:style-name="L3">
              <text:list-item>
                <text:p text:style-name="P8"><text:span text:style-name="T3">Kinematic tree, single parent</text:span></text:p>
              </text:list-item>
              <text:list-item>
                <text:p text:style-name="P8"><text:span text:style-name="T3">Links</text:span></text:p>
                <text:list>
                  <text:list-item>
                    <text:p text:style-name="P8"><text:span text:style-name="T3">Inertial</text:span></text:p>
                  </text:list-item>
                  <text:list-item>
                    <text:p text:style-name="P8"><text:span text:style-name="T3">Visual</text:span></text:p>
                  </text:list-item>
                  <text:list-item>
                    <text:p text:style-name="P8"><text:span text:style-name="T3">Colli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11" draw:text-style-name="P6" draw:layer="layout" svg:width="24.13cm" svg:height="9.47cm" svg:x="1.905cm" svg:y="3.945cm">
          <draw:text-box>
            <text:list text:style-name="L3">
              <text:list-item>
                <text:p text:style-name="P5"><text:span text:style-name="T3">Joints</text:span></text:p>
                <text:list>
                  <text:list-item>
                    <text:p text:style-name="P5"><text:span text:style-name="T3">Type (revolute, prismatic, continuous, fixed)</text:span></text:p>
                  </text:list-item>
                  <text:list-item>
                    <text:p text:style-name="P5"><text:span text:style-name="T3">Axis</text:span></text:p>
                  </text:list-item>
                  <text:list-item>
                    <text:p text:style-name="P5"><text:span text:style-name="T3">Limits</text:span></text:p>
                  </text:list-item>
                  <text:list-item>
                    <text:p text:style-name="P5"><text:span text:style-name="T3">Dynamics (damping)</text:span></text:p>
                  </text:list-item>
                </text:list>
              </text:list-item>
              <text:list-item>
                <text:p text:style-name="P5"><text:span text:style-name="T3">Transmission and Gazebo exten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12" draw:text-style-name="P6" draw:layer="layout" svg:width="24.13cm" svg:height="13.421cm" svg:x="1.905cm" svg:y="3.945cm">
          <draw:text-box>
            <text:list text:style-name="L3">
              <text:list-item>
                <text:p text:style-name="P5"><text:span text:style-name="T3">Mechanism control through ROS</text:span></text:p>
                <text:list>
                  <text:list-item>
                    <text:p text:style-name="P5"><text:span text:style-name="T3">controller_manager plugin</text:span></text:p>
                  </text:list-item>
                  <text:list-item text:style-override="L4">
                    <text:p text:style-name="P5"><text:span text:style-name="T3">/joint_states</text:span></text:p>
                  </text:list-item>
                </text:list>
              </text:list-item>
              <text:list-item>
                <text:p text:style-name="P5"><text:span text:style-name="T3">Sensor plugins ROS topics</text:span></text:p>
                <text:list>
                  <text:list-item>
                    <text:p text:style-name="P5"><text:span text:style-name="T3">/base_scan</text:span></text:p>
                  </text:list-item>
                  <text:list-item>
                    <text:p text:style-name="P5"><text:span text:style-name="T3">/tilt_scan</text:span></text:p>
                  </text:list-item>
                  <text:list-item>
                    <text:p text:style-name="P5"><text:span text:style-name="T3">/narrow_stereo/*</text:span></text:p>
                  </text:list-item>
                  <text:list-item>
                    <text:p text:style-name="P5"><text:span text:style-name="T3">/wide_stereo/*</text:span></text:p>
                  </text:list-item>
                  <text:list-item>
                    <text:p text:style-name="P5"><text:span text:style-name="T3">/l_forearm_cam/*</text:span></text:p>
                  </text:list-item>
                  <text:list-item>
                    <text:p text:style-name="P5"><text:span text:style-name="T3">/r_forearm_cam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13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Battery simulation</text:span></text:p>
              </text:list-item>
              <text:list-item>
                <text:p text:style-name="P5"><text:span text:style-name="T3">IMU simul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echanism Modeling</text:p>
          </draw:text-box>
        </draw:frame>
        <draw:frame draw:style-name="gr14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Transmissions: JointStates and ActuatorStat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Modeling Tips</text:p>
          </draw:text-box>
        </draw:frame>
        <draw:frame draw:style-name="gr15" draw:text-style-name="P6" draw:layer="layout" svg:width="24.13cm" svg:height="8.153cm" svg:x="1.905cm" svg:y="3.945cm">
          <draw:text-box>
            <text:list text:style-name="L3">
              <text:list-item>
                <text:p text:style-name="P5"><text:span text:style-name="T3">Accurate mass and moment of inertias</text:span></text:p>
              </text:list-item>
              <text:list-item text:style-override="L4">
                <text:p text:style-name="P5"><text:span text:style-name="T3">ODE step vs. quickstep</text:span></text:p>
              </text:list-item>
              <text:list-item>
                <text:p text:style-name="P5"><text:span text:style-name="T3">Time step size, convergence, condition number and mass ratios</text:span></text:p>
              </text:list-item>
              <text:list-item>
                <text:p text:style-name="P5"><text:span text:style-name="T3">Contact hardness</text:span></text:p>
              </text:list-item>
              <text:list-item>
                <text:p text:style-name="P5"><text:span text:style-name="T3">Joint damping vs. ODE dampi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pawning, Manipulating Objects</text:p>
          </draw:text-box>
        </draw:frame>
        <draw:frame draw:style-name="gr16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Example: Mechanism Control</text:p>
          </draw:text-box>
        </draw:frame>
        <draw:frame draw:style-name="gr17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Debugging with Gazebo</text:p>
          </draw:text-box>
        </draw:frame>
        <draw:frame draw:style-name="gr18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9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20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draw:style-name="gr21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3-17T12:41:51</dc:date>
    <meta:editing-cycles>10</meta:editing-cycles>
    <meta:editing-duration>PT01H54M02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